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36d4e" officeooo:paragraph-rsid="00036d4e"/>
    </style:style>
    <style:style style:name="P2" style:family="paragraph" style:parent-style-name="Standard" style:list-style-name="L1">
      <style:text-properties officeooo:rsid="00036d4e" officeooo:paragraph-rsid="00036d4e"/>
    </style:style>
    <style:style style:name="P3" style:family="paragraph" style:parent-style-name="Standard" style:list-style-name="L1">
      <style:text-properties officeooo:rsid="0004a093" officeooo:paragraph-rsid="0004a093"/>
    </style:style>
    <style:style style:name="P4" style:family="paragraph" style:parent-style-name="Standard">
      <style:text-properties officeooo:rsid="0004a093" officeooo:paragraph-rsid="0004a093"/>
    </style:style>
    <style:style style:name="P5" style:family="paragraph" style:parent-style-name="Standard" style:list-style-name="L1">
      <style:text-properties style:text-position="0% 100%" officeooo:rsid="0004a093" officeooo:paragraph-rsid="0004a093"/>
    </style:style>
    <style:style style:name="P6" style:family="paragraph" style:parent-style-name="Standard">
      <style:text-properties style:text-position="0% 100%" officeooo:rsid="0004a093" officeooo:paragraph-rsid="0004a093"/>
    </style:style>
    <style:style style:name="P7" style:family="paragraph" style:parent-style-name="Standard" style:list-style-name="L1">
      <style:text-properties style:text-position="0% 100%" fo:font-weight="bold" officeooo:rsid="0004a093" officeooo:paragraph-rsid="0004a093" style:font-weight-asian="bold" style:font-weight-complex="bold"/>
    </style:style>
    <style:style style:name="P8" style:family="paragraph" style:parent-style-name="Standard" style:list-style-name="L1">
      <style:text-properties fo:font-weight="bold" officeooo:rsid="00036d4e" officeooo:paragraph-rsid="00036d4e" style:font-weight-asian="bold" style:font-weight-complex="bold"/>
    </style:style>
    <style:style style:name="P9" style:family="paragraph" style:parent-style-name="Standard" style:list-style-name="L1">
      <style:text-properties fo:font-weight="bold" officeooo:rsid="0004a093" officeooo:paragraph-rsid="0004a093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05f17f" officeooo:paragraph-rsid="0005f17f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7bf09" officeooo:paragraph-rsid="0007bf09" style:font-weight-asian="normal" style:font-weight-complex="normal"/>
    </style:style>
    <style:style style:name="T1" style:family="text">
      <style:text-properties officeooo:rsid="0004a093"/>
    </style:style>
    <style:style style:name="T2" style:family="text">
      <style:text-properties style:text-position="super 58%"/>
    </style:style>
    <style:style style:name="T3" style:family="text">
      <style:text-properties officeooo:rsid="0005189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h 351 Final Info</text:p>
      <text:p text:style-name="P1">Wednesday, March 20, 6pm</text:p>
      <text:p text:style-name="P1"/>
      <text:p text:style-name="P1">- Can bring a new 3”x5” note card + midterm note card</text:p>
      <text:p text:style-name="P1"/>
      <text:p text:style-name="P1">Topics:</text:p>
      <text:list xml:id="list1952339224" text:style-name="L1">
        <text:list-item>
          <text:p text:style-name="P8">3.1 Bisection Method</text:p>
        </text:list-item>
        <text:list-item>
          <text:p text:style-name="P8">3.2 Newton’s Method</text:p>
          <text:list>
            <text:list-item>
              <text:p text:style-name="P2">Pictures</text:p>
            </text:list-item>
            <text:list-item>
              <text:p text:style-name="P2">Tangent</text:p>
            </text:list-item>
            <text:list-item>
              <text:p text:style-name="P2">Derive</text:p>
            </text:list-item>
            <text:list-item>
              <text:p text:style-name="P2">How it could go wrong</text:p>
            </text:list-item>
            <text:list-item>
              <text:p text:style-name="P2">error analysis</text:p>
            </text:list-item>
            <text:list-item>
              <text:p text:style-name="P2">needs f’</text:p>
            </text:list-item>
          </text:list>
        </text:list-item>
        <text:list-item>
          <text:p text:style-name="P2"><text:span text:style-name="T4">3.3 Secant Method</text:span> </text:p>
          <text:list>
            <text:list-item>
              <text:p text:style-name="P2">Same as above</text:p>
            </text:list-item>
            <text:list-item>
              <text:p text:style-name="P2">don’t need f’</text:p>
            </text:list-item>
          </text:list>
        </text:list-item>
        <text:list-item>
          <text:p text:style-name="P8">3.5 Ill-behaved root finding problem</text:p>
          <text:list>
            <text:list-item>
              <text:p text:style-name="P2">perturbation</text:p>
            </text:list-item>
            <text:list-item>
              <text:p text:style-name="P2">ε can alter the graph (move up/down graph)</text:p>
            </text:list-item>
            <text:list-item>
              <text:p text:style-name="P2">finite precision</text:p>
            </text:list-item>
          </text:list>
        </text:list-item>
        <text:list-item>
          <text:p text:style-name="P8">2.2.2 Loss of significance</text:p>
        </text:list-item>
        <text:list-item>
          <text:p text:style-name="P8">2.1 Floating Point Numbers</text:p>
        </text:list-item>
        <text:list-item>
          <text:p text:style-name="P8">4.1 Polynomial Interpolation</text:p>
          <text:list>
            <text:list-item>
              <text:p text:style-name="P2">Lagrange form</text:p>
            </text:list-item>
          </text:list>
        </text:list-item>
        <text:list-item>
          <text:p text:style-name="P8">4.2 Error in Polynomial Interpolation</text:p>
        </text:list-item>
        <text:list-item>
          <text:p text:style-name="P8">4.2.2 Behavior of the error</text:p>
          <text:list>
            <text:list-item>
              <text:p text:style-name="P2">Evenly spaced <text:span text:style-name="T1">points creates errors (bigger on outside)</text:span></text:p>
            </text:list-item>
          </text:list>
        </text:list-item>
        <text:list-item>
          <text:p text:style-name="P9">4.5 Chebyshev Polynomial (T, C)</text:p>
          <text:list>
            <text:list-item>
              <text:p text:style-name="P3">cos(nθ)</text:p>
            </text:list-item>
            <text:list-item>
              <text:p text:style-name="P3">oscillation (-1,1)</text:p>
            </text:list-item>
            <text:list-item>
              <text:p text:style-name="P3">oscillation (a,b)</text:p>
            </text:list-item>
          </text:list>
        </text:list-item>
        <text:list-item>
          <text:p text:style-name="P9">4.6 Near-minimax approximation</text:p>
          <text:list>
            <text:list-item>
              <text:p text:style-name="P3">error → equioscillation property p of ° ≤ n, at least n+2 extrema of alternating sign and equal magnitude</text:p>
            </text:list-item>
            <text:list-item>
              <text:p text:style-name="P3">“Spread the pain / joy equally”</text:p>
            </text:list-item>
          </text:list>
        </text:list-item>
        <text:list-item>
          <text:p text:style-name="P9">## Data-Fitting</text:p>
          <text:list>
            <text:list-item>
              <text:p text:style-name="P3">different from book, linear algebra</text:p>
            </text:list-item>
          </text:list>
        </text:list-item>
        <text:list-item>
          <text:p text:style-name="P9">5.1 Trapezoidal Rule , <text:s/>Simpson’s Rule</text:p>
          <text:list>
            <text:list-item>
              <text:p text:style-name="P10">Theorem 5.2.1 (p 204) – Trapezoidal Rule</text:p>
            </text:list-item>
            <text:list-item>
              <text:p text:style-name="P11">Theorem 5.2.5 (p 208) – Simpson’s Rule</text:p>
            </text:list-item>
            <text:list-item>
              <text:p text:style-name="P3">Integral &gt; hand</text:p>
            </text:list-item>
            <text:list-item>
              <text:p text:style-name="P3">Gaussian Quadrature (cancelled → error)</text:p>
            </text:list-item>
          </text:list>
        </text:list-item>
        <text:list-item>
          <text:p text:style-name="P9">5.2 Error Formula</text:p>
          <text:list>
            <text:list-item>
              <text:p text:style-name="P3">h<text:span text:style-name="T2">2</text:span> h<text:span text:style-name="T2">2^2</text:span></text:p>
            </text:list-item>
          </text:list>
        </text:list-item>
        <text:list-item>
          <text:p text:style-name="P7">5.2.3 Richardson Extrapolation</text:p>
          <text:list>
            <text:list-item>
              <text:p text:style-name="P5"><text:soft-page-break/>+ more w/ ln</text:p>
            </text:list-item>
            <text:list-item>
              <text:p text:style-name="P5">Ro<text:span text:style-name="T3">mberg Interpolation</text:span></text:p>
            </text:list-item>
          </text:list>
        </text:list-item>
      </text:list>
      <text:p text:style-name="P6"/>
      <text:p text:style-name="P6">“<text:span text:style-name="T3">Don’t take your nap during the first 30min of the exam. Take the nap in the middle of the exam.”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9:24:05.123491953</meta:creation-date>
    <dc:date>2019-03-18T20:05:18.655107668</dc:date>
    <meta:editing-duration>PT20M10S</meta:editing-duration>
    <meta:editing-cycles>6</meta:editing-cycles>
    <meta:generator>LibreOffice/5.3.6.1$Linux_X86_64 LibreOffice_project/30$Build-1</meta:generator>
    <meta:document-statistic meta:table-count="0" meta:image-count="0" meta:object-count="0" meta:page-count="2" meta:paragraph-count="46" meta:word-count="241" meta:character-count="1252" meta:non-whitespace-character-count="1094"/>
  </office:meta>
</office:document-meta>
</file>